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Alapértelmezett-title">
      <style:graphic-properties fo:min-height="2.629cm" loext:decorative="false"/>
      <style:paragraph-properties style:writing-mode="lr-tb"/>
    </style:style>
    <style:style style:name="pr2" style:family="presentation" style:parent-style-name="Alapértelmezet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Alapértelmezet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Alapértelmezet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5.199cm" svg:height="2.629cm" svg:x="1.4cm" svg:y="0.628cm" presentation:class="title">
          <draw:text-box>
            <text:p>Mérőszala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1" draw:layer="layout" svg:width="25.199cm" svg:height="2.629cm" svg:x="1.4cm" svg:y="0.628cm" presentation:class="title">
          <draw:text-box>
            <text:p>Célkitűzé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ávolság-/hosszmérés gyorsulásmérő adatok alapján</text:p>
              </text:list-item>
              <text:list-item>
                <text:p>Adatok mentése, megtekintése, exportálása, importálása, törlése</text:p>
              </text:list-item>
              <text:list-item>
                <text:p>Kalibrálás, hogy pontosabb legy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1" draw:layer="layout" svg:width="25.199cm" svg:height="2.629cm" svg:x="1.4cm" svg:y="0.628cm" presentation:class="title">
          <draw:text-box>
            <text:p>Méré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eáris gyorsulás alapján</text:p>
              </text:list-item>
              <text:list-item>
                <text:p>X tengely mentén</text:p>
              </text:list-item>
              <text:list-item>
                <text:p>Sík felületen</text:p>
              </text:list-item>
              <text:list-item>
                <text:p>Start → húzod → stop → adat</text:p>
              </text:list-item>
              <text:list-item>
                <text:p>Mentés képernyő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1:12:33.321765585</meta:creation-date>
    <dc:date>2024-11-11T22:24:42.559786425</dc:date>
    <meta:editing-duration>PT57M57S</meta:editing-duration>
    <meta:editing-cycles>1</meta:editing-cycles>
    <meta:document-statistic meta:object-count="33"/>
    <meta:generator>LibreOffice/24.2.6.2$Linux_X86_64 LibreOffice_project/420$Build-2</meta:generator>
  </office:meta>
</office:document-meta>
</file>